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806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806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806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806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806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806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806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806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806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806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806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806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806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806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806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806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806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Romina Isabelle López Febr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6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503033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Manuel López Palm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7775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2.97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3" meta:non-whitespace-character-count="995"/>
    <meta:template xlink:type="simple" xlink:actuate="onRequest" xlink:title="Normal" xlink:href=""/>
  </office:meta>
</office:document-meta>
</file>